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fo:font-style="normal" fo:font-weight="normal" officeooo:rsid="00141c8c" officeooo:paragraph-rsid="0010cf72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 officeooo:paragraph-rsid="0010cf72"/>
    </style:style>
    <style:style style:name="P3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 officeooo:rsid="0010cf72" officeooo:paragraph-rsid="0010cf72"/>
    </style:style>
    <style:style style:name="P4" style:family="paragraph" style:parent-style-name="Standard">
      <style:text-properties officeooo:rsid="0010cf72" officeooo:paragraph-rsid="0010cf72"/>
    </style:style>
    <style:style style:name="P5" style:family="paragraph" style:parent-style-name="Standard">
      <style:text-properties fo:color="#800000" officeooo:rsid="0010cf72" officeooo:paragraph-rsid="0010cf72"/>
    </style:style>
    <style:style style:name="P6" style:family="paragraph" style:parent-style-name="Standard">
      <style:text-properties fo:font-size="14pt" fo:font-weight="bold" officeooo:rsid="00141c8c" officeooo:paragraph-rsid="0010cf72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10cf72" officeooo:paragraph-rsid="0010cf72" style:font-weight-asian="bold" style:font-weight-complex="bold"/>
    </style:style>
    <style:style style:name="P8" style:family="paragraph" style:parent-style-name="Standard">
      <style:paragraph-properties fo:margin-top="0cm" fo:margin-bottom="0.499cm" loext:contextual-spacing="false" fo:widows="1"/>
      <style:text-properties fo:font-variant="normal" fo:text-transform="none" fo:color="#000000" fo:font-size="14pt" fo:letter-spacing="normal" fo:font-style="normal" fo:font-weight="bold" officeooo:rsid="00141c8c" officeooo:paragraph-rsid="0010cf72" style:font-size-asian="14pt" style:font-weight-asian="bold" style:font-size-complex="14pt" style:font-weight-complex="bold"/>
    </style:style>
    <style:style style:name="T1" style:family="text">
      <style:text-properties fo:color="#800000"/>
    </style:style>
    <style:style style:name="T2" style:family="text">
      <style:text-properties fo:color="#6666ff"/>
    </style:style>
    <style:style style:name="T3" style:family="text">
      <style:text-properties fo:font-style="normal" fo:font-weight="normal"/>
    </style:style>
    <style:style style:name="T4" style:family="text">
      <style:text-properties fo:color="#ff0000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ff0000" fo:letter-spacing="normal" fo:font-style="normal"/>
    </style:style>
    <style:style style:name="T7" style:family="text">
      <style:text-properties fo:font-variant="normal" fo:text-transform="none" fo:color="#ff0000" fo:letter-spacing="normal" fo:font-style="normal" fo:font-weight="normal"/>
    </style:style>
    <style:style style:name="T8" style:family="text">
      <style:text-properties fo:font-variant="normal" fo:text-transform="none" fo:color="#cc3300" fo:letter-spacing="normal" fo:font-style="normal"/>
    </style:style>
    <style:style style:name="T9" style:family="text">
      <style:text-properties fo:font-variant="normal" fo:text-transform="none" fo:color="#cc33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le Path : frameworks/base/core/java/android/net/NetworkPolicyManager.java</text:p>
      <text:p text:style-name="P8">Line No: 310</text:p>
      <text:p text:style-name="P1">if (!ALLOW_PLATFORM_APP_POLICY) {</text:p>
      <text:p text:style-name="P2"><text:s text:c="12"/><text:span text:style-name="T3">final PackageManager pm = context.getPackageManager();</text:span></text:p>
      <text:p text:style-name="P2"><text:s text:c="12"/><text:span text:style-name="T3">final HashSet&lt;Signature&gt; systemSignature;</text:span></text:p>
      <text:p text:style-name="P2"><text:s text:c="12"/><text:span text:style-name="T3">try {</text:span></text:p>
      <text:p text:style-name="P2"><text:s text:c="16"/><text:span text:style-name="T3">systemSignature = Sets.newHashSet(</text:span></text:p>
      <text:p text:style-name="P2"><text:s text:c="24"/><text:span text:style-name="T3">pm.getPackageInfo("android", GET_SIGNATURES).signatures);</text:span></text:p>
      <text:p text:style-name="P2"><text:s text:c="12"/><text:span text:style-name="T3">} catch (NameNotFoundException e) {</text:span></text:p>
      <text:p text:style-name="P2"><text:s text:c="16"/><text:span text:style-name="T4">throw new RuntimeException("problem finding system signature", e);</text:span></text:p>
      <text:p text:style-name="P3"><text:s text:c="12"/><text:span text:style-name="T3">}</text:span></text:p>
      <text:p text:style-name="P7">Violations in the line: <text:span text:style-name="T6">throw new RuntimeException("problem finding system signature", e);</text:span></text:p>
      <text:p text:style-name="P7"/>
      <text:p text:style-name="P7">AST of <text:span text:style-name="T8">throw new RuntimeException("problem finding system signature", e);</text:span></text:p>
      <text:p text:style-name="P4"/>
      <text:p text:style-name="P5">ThrowStatement [10450+66]</text:p>
      <text:p text:style-name="P4"><text:tab/>EXPRESSION</text:p>
      <text:p text:style-name="P4"><text:tab/><text:tab/><text:span text:style-name="T1">ClassInstanceCreation [10456+59]</text:span></text:p>
      <text:p text:style-name="P4"><text:tab/><text:tab/><text:tab/>&gt; (Expression) type binding: <text:span text:style-name="T2">java.lang.RuntimeException</text:span></text:p>
      <text:p text:style-name="P4"><text:tab/><text:tab/><text:tab/>&gt; method binding: <text:span text:style-name="T2">RuntimeException.RuntimeException(String, Throwable)</text:span></text:p>
      <text:p text:style-name="P4"><text:tab/><text:tab/><text:tab/>ResolvedTypeInferredFromExpectedType: false</text:p>
      <text:p text:style-name="P4"><text:tab/><text:tab/><text:tab/>Boxing: false; Unboxing: false</text:p>
      <text:p text:style-name="P4"><text:tab/><text:tab/><text:tab/>ConstantExpressionValue: null</text:p>
      <text:p text:style-name="P4"><text:tab/><text:tab/><text:tab/>EXPRESSION: null</text:p>
      <text:p text:style-name="P4"><text:tab/><text:tab/><text:tab/>TYPE_ARGUMENTS (0)</text:p>
      <text:p text:style-name="P4"><text:tab/><text:tab/><text:tab/>TYPE</text:p>
      <text:p text:style-name="P4"><text:tab/><text:tab/><text:tab/><text:tab/><text:span text:style-name="T1">SimpleType [10460+16]</text:span></text:p>
      <text:p text:style-name="P4"><text:tab/><text:tab/><text:tab/><text:tab/><text:tab/>&gt; type binding: java.lang.RuntimeException</text:p>
      <text:p text:style-name="P4"><text:tab/><text:tab/><text:tab/><text:tab/><text:tab/>ANNOTATIONS (0)</text:p>
      <text:p text:style-name="P4"><text:tab/><text:tab/><text:tab/><text:tab/><text:tab/>NAME</text:p>
      <text:p text:style-name="P4"><text:tab/><text:tab/><text:tab/><text:tab/><text:tab/><text:tab/><text:span text:style-name="T1">SimpleName [10460+16]</text:span></text:p>
      <text:p text:style-name="P4"><text:tab/><text:tab/><text:tab/><text:tab/><text:tab/><text:tab/><text:tab/>&gt; (Expression) type binding: <text:span text:style-name="T2">java.lang.RuntimeException</text:span></text:p>
      <text:p text:style-name="P4"><text:tab/><text:tab/><text:tab/><text:tab/><text:tab/><text:tab/><text:tab/>Boxing: false; Unboxing: false</text:p>
      <text:p text:style-name="P4"><text:tab/><text:tab/><text:tab/><text:tab/><text:tab/><text:tab/><text:tab/>ConstantExpressionValue: null</text:p>
      <text:p text:style-name="P4"><text:tab/><text:tab/><text:tab/><text:tab/><text:tab/><text:tab/><text:tab/>IDENTIFIER:<text:span text:style-name="T2"> 'RuntimeException'</text:span></text:p>
      <text:p text:style-name="P4"><text:tab/><text:tab/><text:tab/>ARGUMENTS (2)</text:p>
      <text:p text:style-name="P4"><text:tab/><text:tab/><text:tab/><text:tab/><text:span text:style-name="T1">StringLiteral [10477+34]</text:span></text:p>
      <text:p text:style-name="P4"><text:tab/><text:tab/><text:tab/><text:tab/><text:tab/>&gt; (Expression) type binding:<text:span text:style-name="T2"> java.lang.String</text:span></text:p>
      <text:p text:style-name="P4"><text:tab/><text:tab/><text:tab/><text:tab/><text:tab/>Boxing: false; Unboxing: false</text:p>
      <text:p text:style-name="P4"><text:tab/><text:tab/><text:tab/><text:tab/><text:tab/>ConstantExpressionValue:<text:span text:style-name="T2"> problem finding system signature</text:span></text:p>
      <text:p text:style-name="P4"><text:tab/><text:tab/><text:tab/><text:tab/><text:tab/>ESCAPED_VALUE: <text:span text:style-name="T2">'"problem finding system signature"'</text:span></text:p>
      <text:p text:style-name="P4"><text:tab/><text:tab/><text:tab/><text:tab/><text:span text:style-name="T1">SimpleName [10513+1]</text:span></text:p>
      <text:p text:style-name="P4"><text:tab/><text:tab/><text:tab/><text:tab/><text:tab/>&gt; (Expression) type binding: [MISSING:NameNotFoundException]</text:p>
      <text:p text:style-name="P4"><text:tab/><text:tab/><text:tab/><text:tab/><text:tab/>&gt; variable binding: e</text:p>
      <text:p text:style-name="P4"><text:tab/><text:tab/><text:tab/><text:tab/><text:tab/>Boxing: false; Unboxing: false</text:p>
      <text:p text:style-name="P4"><text:tab/><text:tab/><text:tab/><text:tab/><text:tab/>ConstantExpressionValue: null</text:p>
      <text:p text:style-name="P4"><text:soft-page-break/><text:tab/><text:tab/><text:tab/><text:tab/><text:tab/>IDENTIFIER: 'e'</text:p>
      <text:p text:style-name="P4"><text:tab/><text:tab/><text:tab/>ANONYMOUS_CLASS_DECLARATION: n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ul </meta:initial-creator>
    <meta:creation-date>2016-07-15T16:03:32.291890372</meta:creation-date>
    <dc:date>2016-07-15T16:15:32.268068026</dc:date>
    <dc:creator>Rahul </dc:creator>
    <meta:editing-duration>PT5M47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2" meta:paragraph-count="46" meta:word-count="154" meta:character-count="1838" meta:non-whitespace-character-count="1475"/>
  </office:meta>
</office:document-meta>
</file>